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UD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rc</text:p>
            <text:p>Por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st</text:p>
            <text:p>Port</text:p>
          </table:table-cell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Length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Checksum</text:p>
          </table:table-cell>
          <table:covered-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ayload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P" table:style-name="ta1">
        <table:table-column table:style-name="co1" table:number-columns-repeated="1024" table:default-cell-style-name="ce4"/>
        <table:table-row table:style-name="ro1">
          <table:table-cell table:style-name="ce3" office:value-type="string" calcext:value-type="string" table:number-columns-spanned="4" table:number-rows-spanned="1">
            <text:p>src port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st port</text:p>
          </table:table-cell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sequence number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CK number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head len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flags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receiver free window</text:p>
          </table:table-cell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checksum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urgent data pointer</text:p>
          </table:table-cell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optional headers</text:p>
          </table:table-cell>
          <table:covered-table-cell table:number-columns-repeated="7" table:style-name="ce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payload</text:p>
          </table:table-cell>
          <table:covered-table-cell table:number-columns-repeated="7" table:style-name="ce3"/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9.99mm" fo:page-height="89.99mm" fo:margin-top="0mm" fo:margin-bottom="0mm" fo:margin-left="0mm" fo:margin-right="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07:14.640799897</meta:creation-date>
    <dc:date>2017-11-30T09:16:13.244495827</dc:date>
    <meta:editing-duration>PT14S</meta:editing-duration>
    <meta:editing-cycles>1</meta:editing-cycles>
    <meta:document-statistic meta:table-count="2" meta:cell-count="16" meta:object-count="0"/>
    <meta:generator>LibreOffice/5.1.6.2$Linux_x86 LibreOffice_project/10m0$Build-2</meta:generator>
  </office:meta>
</office:document-meta>
</file>